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2669487" calcext:value-type="float">
            <text:p>30,92669487</text:p>
          </table:table-cell>
          <table:table-cell office:value-type="float" office:value="7.899702409E-027" calcext:value-type="float">
            <text:p>7,90E-027</text:p>
          </table:table-cell>
          <table:table-cell office:value-type="float" office:value="3.592190981" calcext:value-type="float">
            <text:p>3,592190981</text:p>
          </table:table-cell>
          <table:table-cell table:style-name="ce2" table:formula="of:=([.E3]-[.E2])/[.E2]" office:value-type="float" office:value="0.00141105226505303" calcext:value-type="float">
            <text:p>0,00141105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2" calcext:value-type="float">
            <text:p>32622</text:p>
          </table:table-cell>
          <table:table-cell office:value-type="float" office:value="33.87826538" calcext:value-type="float">
            <text:p>33,87826538</text:p>
          </table:table-cell>
          <table:table-cell office:value-type="float" office:value="2.027253922E-020" calcext:value-type="float">
            <text:p>2,03E-020</text:p>
          </table:table-cell>
          <table:table-cell office:value-type="float" office:value="2.640496254" calcext:value-type="float">
            <text:p>2,64049625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622" calcext:value-type="float">
            <text:p>32622</text:p>
          </table:table-cell>
          <table:table-cell office:value-type="float" office:value="34.48434448" calcext:value-type="float">
            <text:p>34,48434448</text:p>
          </table:table-cell>
          <table:table-cell office:value-type="float" office:value="2.816317018E-020" calcext:value-type="float">
            <text:p>2,82E-020</text:p>
          </table:table-cell>
          <table:table-cell office:value-type="float" office:value="2.642784595" calcext:value-type="float">
            <text:p>2,642784595</text:p>
          </table:table-cell>
          <table:table-cell table:formula="of:=([.E5]-[.E4])/[.E4]" office:value-type="float" office:value="0.000866632928008806" calcext:value-type="float">
            <text:p>0,000866632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97" calcext:value-type="float">
            <text:p>32697</text:p>
          </table:table-cell>
          <table:table-cell office:value-type="float" office:value="35.96503448" calcext:value-type="float">
            <text:p>35,96503448</text:p>
          </table:table-cell>
          <table:table-cell office:value-type="float" office:value="2.966205818E-017" calcext:value-type="float">
            <text:p>2,97E-017</text:p>
          </table:table-cell>
          <table:table-cell office:value-type="float" office:value="2.17530632" calcext:value-type="float">
            <text:p>2,1753063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697" calcext:value-type="float">
            <text:p>32697</text:p>
          </table:table-cell>
          <table:table-cell office:value-type="float" office:value="38.43564606" calcext:value-type="float">
            <text:p>38,43564606</text:p>
          </table:table-cell>
          <table:table-cell office:value-type="float" office:value="3.019414707E-017" calcext:value-type="float">
            <text:p>3,02E-017</text:p>
          </table:table-cell>
          <table:table-cell office:value-type="float" office:value="2.178505182" calcext:value-type="float">
            <text:p>2,178505182</text:p>
          </table:table-cell>
          <table:table-cell table:style-name="ce3" table:formula="of:=([.E7]-[.E6])/[.E6]" office:value-type="float" office:value="0.0014705340441433" calcext:value-type="float">
            <text:p>0,00147053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886" calcext:value-type="float">
            <text:p>32886</text:p>
          </table:table-cell>
          <table:table-cell office:value-type="float" office:value="38.86776352" calcext:value-type="float">
            <text:p>38,86776352</text:p>
          </table:table-cell>
          <table:table-cell office:value-type="float" office:value="3.520188037E-015" calcext:value-type="float">
            <text:p>3,52E-015</text:p>
          </table:table-cell>
          <table:table-cell office:value-type="float" office:value="1.884158373" calcext:value-type="float">
            <text:p>1,88415837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2886" calcext:value-type="float">
            <text:p>32886</text:p>
          </table:table-cell>
          <table:table-cell office:value-type="float" office:value="40.74588013" calcext:value-type="float">
            <text:p>40,74588013</text:p>
          </table:table-cell>
          <table:table-cell office:value-type="float" office:value="3.792428238E-015" calcext:value-type="float">
            <text:p>3,79E-015</text:p>
          </table:table-cell>
          <table:table-cell office:value-type="float" office:value="1.885174274" calcext:value-type="float">
            <text:p>1,885174274</text:p>
          </table:table-cell>
          <table:table-cell table:style-name="ce3" table:formula="of:=([.E9]-[.E8])/[.E8]" office:value-type="float" office:value="0.000539180259238299" calcext:value-type="float">
            <text:p>0,00053918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44" calcext:value-type="float">
            <text:p>32944</text:p>
          </table:table-cell>
          <table:table-cell office:value-type="float" office:value="40.92985535" calcext:value-type="float">
            <text:p>40,92985535</text:p>
          </table:table-cell>
          <table:table-cell office:value-type="float" office:value="0.0000000000001997847553" calcext:value-type="float">
            <text:p>2,00E-013</text:p>
          </table:table-cell>
          <table:table-cell office:value-type="float" office:value="1.675584912" calcext:value-type="float">
            <text:p>1,67558491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944" calcext:value-type="float">
            <text:p>32944</text:p>
          </table:table-cell>
          <table:table-cell office:value-type="float" office:value="43.42992783" calcext:value-type="float">
            <text:p>43,42992783</text:p>
          </table:table-cell>
          <table:table-cell office:value-type="float" office:value="0.0000000000002248731664" calcext:value-type="float">
            <text:p>2,25E-013</text:p>
          </table:table-cell>
          <table:table-cell office:value-type="float" office:value="1.676484823" calcext:value-type="float">
            <text:p>1,676484823</text:p>
          </table:table-cell>
          <table:table-cell table:style-name="ce3" table:formula="of:=([.E11]-[.E10])/[.E10]" office:value-type="float" office:value="0.000537072752061081" calcext:value-type="float">
            <text:p>0,00053707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52" calcext:value-type="float">
            <text:p>33052</text:p>
          </table:table-cell>
          <table:table-cell office:value-type="float" office:value="43.52031708" calcext:value-type="float">
            <text:p>43,52031708</text:p>
          </table:table-cell>
          <table:table-cell office:value-type="float" office:value="0.000000000001545560663" calcext:value-type="float">
            <text:p>1,55E-012</text:p>
          </table:table-cell>
          <table:table-cell office:value-type="float" office:value="1.516614795" calcext:value-type="float">
            <text:p>1,51661479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052" calcext:value-type="float">
            <text:p>33052</text:p>
          </table:table-cell>
          <table:table-cell office:value-type="float" office:value="46.05359268" calcext:value-type="float">
            <text:p>46,05359268</text:p>
          </table:table-cell>
          <table:table-cell office:value-type="float" office:value="0.000000000005937687841" calcext:value-type="float">
            <text:p>5,94E-012</text:p>
          </table:table-cell>
          <table:table-cell office:value-type="float" office:value="1.517474413" calcext:value-type="float">
            <text:p>1,517474413</text:p>
          </table:table-cell>
          <table:table-cell table:formula="of:=([.E13]-[.E12])/[.E12]" office:value-type="float" office:value="0.000566800484100371" calcext:value-type="float">
            <text:p>0,0005668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69" calcext:value-type="float">
            <text:p>33169</text:p>
          </table:table-cell>
          <table:table-cell office:value-type="float" office:value="44.88776016" calcext:value-type="float">
            <text:p>44,88776016</text:p>
          </table:table-cell>
          <table:table-cell office:value-type="float" office:value="0.0000000000843951159" calcext:value-type="float">
            <text:p>8,44E-011</text:p>
          </table:table-cell>
          <table:table-cell office:value-type="float" office:value="1.390379071" calcext:value-type="float">
            <text:p>1,39037907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169" calcext:value-type="float">
            <text:p>33169</text:p>
          </table:table-cell>
          <table:table-cell office:value-type="float" office:value="46.29036331" calcext:value-type="float">
            <text:p>46,29036331</text:p>
          </table:table-cell>
          <table:table-cell office:value-type="float" office:value="0.00000000002946432681" calcext:value-type="float">
            <text:p>2,95E-011</text:p>
          </table:table-cell>
          <table:table-cell office:value-type="float" office:value="1.391027808" calcext:value-type="float">
            <text:p>1,391027808</text:p>
          </table:table-cell>
          <table:table-cell table:formula="of:=([.E15]-[.E14])/[.E14]" office:value-type="float" office:value="0.000466590021046225" calcext:value-type="float">
            <text:p>0,0004665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261" calcext:value-type="float">
            <text:p>33261</text:p>
          </table:table-cell>
          <table:table-cell office:value-type="float" office:value="46.30463791" calcext:value-type="float">
            <text:p>46,30463791</text:p>
          </table:table-cell>
          <table:table-cell office:value-type="float" office:value="0.00000000002493216397" calcext:value-type="float">
            <text:p>2,49E-011</text:p>
          </table:table-cell>
          <table:table-cell office:value-type="float" office:value="1.286681175" calcext:value-type="float">
            <text:p>1,28668117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261" calcext:value-type="float">
            <text:p>33261</text:p>
          </table:table-cell>
          <table:table-cell office:value-type="float" office:value="47.84258652" calcext:value-type="float">
            <text:p>47,84258652</text:p>
          </table:table-cell>
          <table:table-cell office:value-type="float" office:value="0.0000000006861243795" calcext:value-type="float">
            <text:p>6,86E-010</text:p>
          </table:table-cell>
          <table:table-cell office:value-type="float" office:value="1.287482142" calcext:value-type="float">
            <text:p>1,287482142</text:p>
          </table:table-cell>
          <table:table-cell table:formula="of:=([.E17]-[.E16])/[.E16]" office:value-type="float" office:value="0.000622506193113446" calcext:value-type="float">
            <text:p>0,000622506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414" calcext:value-type="float">
            <text:p>33414</text:p>
          </table:table-cell>
          <table:table-cell office:value-type="float" office:value="47.84070969" calcext:value-type="float">
            <text:p>47,84070969</text:p>
          </table:table-cell>
          <table:table-cell office:value-type="float" office:value="0.0000000004574529644" calcext:value-type="float">
            <text:p>4,57E-010</text:p>
          </table:table-cell>
          <table:table-cell office:value-type="float" office:value="1.198996663" calcext:value-type="float">
            <text:p>1,19899666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414" calcext:value-type="float">
            <text:p>33414</text:p>
          </table:table-cell>
          <table:table-cell office:value-type="float" office:value="49.44773865" calcext:value-type="float">
            <text:p>49,44773865</text:p>
          </table:table-cell>
          <table:table-cell office:value-type="float" office:value="0.000000002979476665" calcext:value-type="float">
            <text:p>2,98E-009</text:p>
          </table:table-cell>
          <table:table-cell office:value-type="float" office:value="1.200167418" calcext:value-type="float">
            <text:p>1,200167418</text:p>
          </table:table-cell>
          <table:table-cell table:style-name="ce3" table:formula="of:=([.E19]-[.E18])/[.E18]" office:value-type="float" office:value="0.000976445586654621" calcext:value-type="float">
            <text:p>0,000976445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623" calcext:value-type="float">
            <text:p>33623</text:p>
          </table:table-cell>
          <table:table-cell office:value-type="float" office:value="49.43655777" calcext:value-type="float">
            <text:p>49,43655777</text:p>
          </table:table-cell>
          <table:table-cell office:value-type="float" office:value="0.000000005184003449" calcext:value-type="float">
            <text:p>5,18E-009</text:p>
          </table:table-cell>
          <table:table-cell office:value-type="float" office:value="1.122427464" calcext:value-type="float">
            <text:p>1,12242746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623" calcext:value-type="float">
            <text:p>33623</text:p>
          </table:table-cell>
          <table:table-cell office:value-type="float" office:value="50.18880081" calcext:value-type="float">
            <text:p>50,18880081</text:p>
          </table:table-cell>
          <table:table-cell office:value-type="float" office:value="0.00000000143005896" calcext:value-type="float">
            <text:p>1,43E-009</text:p>
          </table:table-cell>
          <table:table-cell office:value-type="float" office:value="1.12317872" calcext:value-type="float">
            <text:p>1,12317872</text:p>
          </table:table-cell>
          <table:table-cell table:style-name="ce3" table:formula="of:=([.E21]-[.E20])/[.E20]" office:value-type="float" office:value="0.000669313629695748" calcext:value-type="float">
            <text:p>0,000669313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3770" calcext:value-type="float">
            <text:p>33770</text:p>
          </table:table-cell>
          <table:table-cell office:value-type="float" office:value="50.18400574" calcext:value-type="float">
            <text:p>50,18400574</text:p>
          </table:table-cell>
          <table:table-cell office:value-type="float" office:value="0.000000003849686347" calcext:value-type="float">
            <text:p>3,85E-009</text:p>
          </table:table-cell>
          <table:table-cell office:value-type="float" office:value="1.05460763" calcext:value-type="float">
            <text:p>1,05460763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812612816311493" calcext:value-type="float">
            <text:p>0,0008126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0:22:51.511973005</dc:date>
    <meta:document-statistic meta:table-count="1" meta:cell-count="121" meta:object-count="0"/>
    <meta:generator>LibreOffice/4.1.4.2$Linux_X86_64 LibreOffice_project/410m0$Build-2</meta:generator>
  </office:meta>
</office:document-meta>
</file>